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2e6" officeooo:paragraph-rsid="0018a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nition</text:p>
      <text:p text:style-name="P1">A munition is an effect that is applied to armies or units. Munitions are contained in payload variable on items and cards or in “abilities” variable in Unit.</text:p>
      <text:p text:style-name="P1"/>
      <text:p text:style-name="P1">This class was formerly “Card Effect”.</text:p>
      <text:p text:style-name="P1"/>
      <text:p text:style-name="P1">Munition has a resource and a no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6T23:12:53.735951703</meta:creation-date>
    <dc:date>2025-07-26T23:18:29.210032879</dc:date>
    <meta:editing-duration>PT5M36S</meta:editing-duration>
    <meta:editing-cycles>1</meta:editing-cycles>
    <meta:document-statistic meta:table-count="0" meta:image-count="0" meta:object-count="0" meta:page-count="1" meta:paragraph-count="4" meta:word-count="42" meta:character-count="239" meta:non-whitespace-character-count="201"/>
    <meta:generator>LibreOffice/25.2.4.3$Linux_X86_64 LibreOffice_project/520$Build-3</meta:generator>
  </office:meta>
</office:document-meta>
</file>